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854in" fo:margin-left="0in" table:align="left" style:may-break-between-rows="true" table:border-model="collapsing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2.260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3694in"/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2.B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2.B3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2.4" style:family="table-row">
      <style:table-row-properties fo:keep-together="auto"/>
    </style:style>
    <style:style style:name="Table2.A5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2.B5" style:family="table-cell" style:data-style-name="N0">
      <style:table-cell-properties fo:background-color="#dddddd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Preformatted_20_Text">
      <style:text-properties fo:color="#ff0000"/>
    </style:style>
    <style:style style:name="P2" style:family="paragraph" style:parent-style-name="Preformatted_20_Text">
      <style:text-properties fo:color="#ff0000" officeooo:rsid="00108d11" officeooo:paragraph-rsid="00108d11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Standard">
      <style:text-properties officeooo:rsid="002879c8" officeooo:paragraph-rsid="000f75c1"/>
    </style:style>
    <style:style style:name="P5" style:family="paragraph" style:parent-style-name="Standard">
      <style:text-properties officeooo:rsid="002ea1fe" officeooo:paragraph-rsid="000f75c1"/>
    </style:style>
    <style:style style:name="P6" style:family="paragraph" style:parent-style-name="Standard">
      <style:text-properties officeooo:rsid="000f75c1" officeooo:paragraph-rsid="000f75c1"/>
    </style:style>
    <style:style style:name="P7" style:family="paragraph" style:parent-style-name="Standard">
      <style:text-properties officeooo:rsid="000fbdaf" officeooo:paragraph-rsid="000fbdaf"/>
    </style:style>
    <style:style style:name="P8" style:family="paragraph" style:parent-style-name="Standard">
      <style:text-properties officeooo:rsid="00108d11" officeooo:paragraph-rsid="00108d11"/>
    </style:style>
    <style:style style:name="P9" style:family="paragraph" style:parent-style-name="Standard">
      <style:text-properties officeooo:rsid="00108d11" officeooo:paragraph-rsid="0011b704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1fe" officeooo:paragraph-rsid="000f7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7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bdaf" officeooo:paragraph-rsid="000fbd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f75c1" officeooo:paragraph-rsid="000f75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officeooo:paragraph-rsid="000f75c1"/>
    </style:style>
    <style:style style:name="P1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f75c1" officeooo:paragraph-rsid="000f75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Heading_20_3">
      <style:text-properties officeooo:paragraph-rsid="000f75c1"/>
    </style:style>
    <style:style style:name="P19" style:family="paragraph" style:parent-style-name="Preformatted_20_Text">
      <style:paragraph-properties fo:text-align="start" style:justify-single-word="false"/>
    </style:style>
    <style:style style:name="P2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Preformatted_20_Text">
      <style:paragraph-properties fo:margin-top="0in" fo:margin-bottom="0.1965in" loext:contextual-spacing="false"/>
    </style:style>
    <style:style style:name="P23" style:family="paragraph" style:parent-style-name="Standard">
      <style:text-properties fo:color="#729fcf" style:font-name="Liberation Sans" fo:font-size="14.1000003814697pt" fo:font-weight="bold" officeooo:rsid="000f75c1" officeooo:paragraph-rsid="000f75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Standard">
      <style:text-properties officeooo:rsid="00108d11" officeooo:paragraph-rsid="00108d11"/>
    </style:style>
    <style:style style:name="P25" style:family="paragraph" style:parent-style-name="Standard">
      <style:text-properties officeooo:rsid="0015401f" officeooo:paragraph-rsid="0015401f"/>
    </style:style>
    <style:style style:name="T1" style:family="text">
      <style:text-properties officeooo:rsid="002ea1fe"/>
    </style:style>
    <style:style style:name="T2" style:family="text">
      <style:text-properties officeooo:rsid="00308072"/>
    </style:style>
    <style:style style:name="T3" style:family="text">
      <style:text-properties officeooo:rsid="00378b5e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0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officeooo:rsid="000f75c1"/>
    </style:style>
    <style:style style:name="T9" style:family="text">
      <style:text-properties fo:color="#729fcf" style:font-name="Liberation Sans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fo:color="#729fcf" style:font-name="Liberation Sans" fo:font-size="14.1000003814697pt" fo:font-weight="bold" officeooo:rsid="000f75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fo:color="#729fcf" style:font-name="Liberation Sans" fo:font-size="16pt" fo:font-weight="bold" officeooo:rsid="000f75c1" style:font-name-asian="Noto Sans CJK SC" style:font-size-asian="16pt" style:font-weight-asian="bold" style:font-name-complex="Lohit Devanagari" style:font-size-complex="16pt" style:font-weight-complex="bold"/>
    </style:style>
    <style:style style:name="T12" style:family="text">
      <style:text-properties style:font-name="Liberation Mono"/>
    </style:style>
    <style:style style:name="T13" style:family="text">
      <style:text-properties style:font-name="Liberation Mono" fo:font-size="12pt" style:font-size-asian="12pt" style:font-size-complex="12pt"/>
    </style:style>
    <style:style style:name="T14" style:family="text">
      <style:text-properties style:font-name="Liberation Mono" fo:font-size="12pt" officeooo:rsid="0015401f" style:font-size-asian="12pt" style:font-size-complex="12pt"/>
    </style:style>
    <style:style style:name="T15" style:family="text">
      <style:text-properties style:font-name="Liberation Mono" fo:font-size="12pt" officeooo:rsid="0015401f" style:font-name-asian="Noto Sans Mono CJK SC" style:font-size-asian="12pt" style:font-name-complex="Liberation Mono" style:font-size-complex="12pt"/>
    </style:style>
    <style:style style:name="T16" style:family="text">
      <style:text-properties style:font-name="Liberation Mono" fo:font-size="11pt" style:font-size-asian="11pt" style:font-size-complex="11pt"/>
    </style:style>
    <style:style style:name="T17" style:family="text">
      <style:text-properties style:font-name="Liberation Mono" fo:font-size="10pt" style:font-size-asian="10pt" style:font-size-complex="10pt"/>
    </style:style>
    <style:style style:name="T18" style:family="text">
      <style:text-properties fo:color="#0000ff"/>
    </style:style>
    <style:style style:name="T19" style:family="text">
      <style:text-properties fo:color="#008000"/>
    </style:style>
    <style:style style:name="T20" style:family="text">
      <style:text-properties fo:color="#ff0000"/>
    </style:style>
    <style:style style:name="T21" style:family="text">
      <style:text-properties fo:color="#4444ff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2pt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540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3"><text:span text:style-name="T11">DAY 7</text:span><text:span text:style-name="T10"> – Boolean Logic and Conditionals </text:span></text:h>
      <text:p text:style-name="Standard"/>
      <text:p text:style-name="P5">Boolean Logic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AND <text:s/>(&amp;&amp;)</text:p>
          </table:table-cell>
          <table:table-cell table:style-name="Table1.A1" office:value-type="string">
            <text:p text:style-name="P10">OR ( | | )</text:p>
          </table:table-cell>
          <table:table-cell table:style-name="Table1.C1" office:value-type="string">
            <text:p text:style-name="P10">NOT (!)</text:p>
          </table:table-cell>
        </table:table-row>
        <table:table-row table:style-name="TableLine94723925829456">
          <table:table-cell table:style-name="Table1.A2" office:value-type="string">
            <text:p text:style-name="P11"><text:s text:c="2"/><text:span text:style-name="T1">True &amp;&amp; True <text:s text:c="3"/></text:span><text:span text:style-name="T2">= <text:s text:c="2"/></text:span><text:span text:style-name="T8">True</text:span></text:p>
          </table:table-cell>
          <table:table-cell table:style-name="Table1.A2" office:value-type="string">
            <text:p text:style-name="P11"><text:s text:c="2"/><text:span text:style-name="T1">True <text:s/></text:span><text:span text:style-name="T2">|| <text:s/></text:span><text:span text:style-name="T1">True <text:s text:c="2"/></text:span><text:span text:style-name="T2">= <text:s text:c="3"/></text:span><text:span text:style-name="T8">True</text:span></text:p>
          </table:table-cell>
          <table:table-cell table:style-name="Table1.C2" office:value-type="string">
            <text:p text:style-name="P11">!<text:span text:style-name="T2">True <text:s/></text:span><text:span text:style-name="T3">= <text:s text:c="3"/></text:span><text:span text:style-name="T8">False</text:span></text:p>
          </table:table-cell>
        </table:table-row>
        <table:table-row table:style-name="Table1.3">
          <table:table-cell table:style-name="Table1.A2" office:value-type="string">
            <text:p text:style-name="P11"><text:s text:c="2"/><text:span text:style-name="T1">True &amp;&amp; False <text:s text:c="2"/></text:span><text:span text:style-name="T2">= <text:s text:c="2"/></text:span><text:span text:style-name="T8">False</text:span></text:p>
          </table:table-cell>
          <table:table-cell table:style-name="Table1.A2" office:value-type="string">
            <text:p text:style-name="P16"><text:span text:style-name="T4"><text:s text:c="2"/></text:span><text:span text:style-name="T5">True <text:s/></text:span><text:span text:style-name="T6">||</text:span><text:span text:style-name="T5"> <text:s/>False <text:s/></text:span><text:span text:style-name="T6">= <text:s text:c="3"/></text:span><text:span text:style-name="T7">True</text:span></text:p>
          </table:table-cell>
          <table:table-cell table:style-name="Table1.C2" office:value-type="string">
            <text:p text:style-name="P11">!<text:span text:style-name="T2">False </text:span><text:span text:style-name="T3">= <text:s text:c="3"/></text:span><text:span text:style-name="T8">True</text:span></text:p>
          </table:table-cell>
        </table:table-row>
        <table:table-row table:style-name="TableLine94723925831664">
          <table:table-cell table:style-name="Table1.A2" office:value-type="string">
            <text:p text:style-name="P11"><text:s text:c="2"/><text:span text:style-name="T1">False &amp;&amp; True <text:s text:c="2"/></text:span><text:span text:style-name="T2">= <text:s text:c="2"/></text:span><text:span text:style-name="T8">False</text:span></text:p>
          </table:table-cell>
          <table:table-cell table:style-name="Table1.A2" office:value-type="string">
            <text:p text:style-name="P16"><text:span text:style-name="T4"><text:s text:c="2"/></text:span><text:span text:style-name="T5">False </text:span><text:span text:style-name="T6">|| <text:s/></text:span><text:span text:style-name="T5">True <text:s text:c="2"/></text:span><text:span text:style-name="T6">= <text:s text:c="3"/></text:span><text:span text:style-name="T7">True</text:span></text:p>
          </table:table-cell>
          <table:table-cell table:style-name="Table1.C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1"><text:s text:c="2"/><text:span text:style-name="T1">False &amp;&amp; False <text:s/></text:span><text:span text:style-name="T2">= <text:s text:c="2"/></text:span><text:span text:style-name="T8">False</text:span></text:p>
          </table:table-cell>
          <table:table-cell table:style-name="Table1.A2" office:value-type="string">
            <text:p text:style-name="P16"><text:span text:style-name="T4"><text:s text:c="2"/></text:span><text:span text:style-name="T5">False </text:span><text:span text:style-name="T6">|| </text:span><text:span text:style-name="T5"><text:s/>False <text:s/></text:span><text:span text:style-name="T6">= <text:s text:c="3"/></text:span><text:span text:style-name="T7">False</text:span></text:p>
          </table:table-cell>
          <table:table-cell table:style-name="Table1.C2" office:value-type="string">
            <text:p text:style-name="P11"/>
          </table:table-cell>
        </table:table-row>
      </table:table>
      <text:p text:style-name="P4"/>
      <text:p text:style-name="P4"/>
      <text:p text:style-name="P23">Combining Boolean Logic and If/Else:</text:p>
      <text:p text:style-name="P23"/>
      <table:table table:name="Table2" table:style-name="Table2" table:template-name="Box List Green">
        <table:table-column table:style-name="Table2.A"/>
        <table:table-column table:style-name="Table2.B"/>
        <table:table-row table:style-name="TableLine94723927320320">
          <table:table-cell table:style-name="Table2.A1" office:value-type="string">
            <text:p text:style-name="P17">x</text:p>
          </table:table-cell>
          <table:table-cell table:style-name="Table2.B1" office:value-type="string">
            <text:p text:style-name="P17">X&lt; = 1 &amp;&amp; x &gt;= - 1 </text:p>
            <text:p text:style-name="P17"/>
          </table:table-cell>
        </table:table-row>
        <table:table-row table:style-name="TableLine94723929635200">
          <table:table-cell table:style-name="Table2.A2" office:value-type="string">
            <text:p text:style-name="P14">-2</text:p>
            <text:p text:style-name="P14"/>
          </table:table-cell>
          <table:table-cell table:style-name="Table2.B2">
            <text:p text:style-name="P13"/>
          </table:table-cell>
        </table:table-row>
        <table:table-row table:style-name="TableLine94723929636256">
          <table:table-cell table:style-name="Table2.A3" office:value-type="string">
            <text:p text:style-name="P14">0</text:p>
            <text:p text:style-name="P14"/>
          </table:table-cell>
          <table:table-cell table:style-name="Table2.B3">
            <text:p text:style-name="P13"/>
          </table:table-cell>
        </table:table-row>
        <table:table-row table:style-name="Table2.4">
          <table:table-cell table:style-name="Table2.A2" office:value-type="string">
            <text:p text:style-name="P14">1</text:p>
            <text:p text:style-name="P14"/>
          </table:table-cell>
          <table:table-cell table:style-name="Table2.B2">
            <text:p text:style-name="P13"/>
          </table:table-cell>
        </table:table-row>
        <table:table-row table:style-name="TableLine94723900039248">
          <table:table-cell table:style-name="Table2.A5" office:value-type="string">
            <text:p text:style-name="P14">2</text:p>
            <text:p text:style-name="P14"/>
          </table:table-cell>
          <table:table-cell table:style-name="Table2.B5">
            <text:p text:style-name="P15"/>
          </table:table-cell>
        </table:table-row>
      </table:table>
      <text:p text:style-name="P23"/>
      <text:p text:style-name="P6"/>
      <text:p text:style-name="P6"/>
      <text:p text:style-name="P7">Example:</text:p>
      <text:p text:style-name="P7"><text:tab/></text:p>
      <text:p text:style-name="P7"/>
      <text:p text:style-name="P7"/>
      <text:p text:style-name="P7"/>
      <table:table table:name="Table3" table:style-name="Table3" table:template-name="Default Style">
        <table:table-column table:style-name="Table3.A"/>
        <table:table-column table:style-name="Table3.B"/>
        <table:table-row table:style-name="TableLine94723900043920">
          <table:table-cell table:style-name="Table3.A1" office:value-type="string">
            <text:p text:style-name="P12"><text:span text:style-name="T25">c</text:span>har c;</text:p>
            <text:p text:style-name="P12">cout &lt;&lt; “Enter a letter: “;</text:p>
            <text:p text:style-name="P12">cin &gt;&gt; c;</text:p>
            <text:p text:style-name="P12"/>
            <text:p text:style-name="P12">if (c is a letter) {</text:p>
            <text:p text:style-name="P12"><text:s text:c="4"/>cout &lt;&lt; “Letter” &lt;&lt; endl;</text:p>
            <text:p text:style-name="P12">}</text:p>
            <text:p text:style-name="P12">else {</text:p>
            <text:p text:style-name="P12"><text:s text:c="4"/>cout &lt;&lt; “Not a letter” &lt;&lt; endl;</text:p>
            <text:p text:style-name="P12">}</text:p>
          </table:table-cell>
          <table:table-cell table:style-name="Table3.B1" office:value-type="string">
            <text:p text:style-name="P20"><text:span text:style-name="Source_20_Text"><text:span text:style-name="T22"/></text:span></text:p>
            <text:p text:style-name="P20"><text:bookmark text:name="cb7-2"/><text:span text:style-name="Source_20_Text"><text:span text:style-name="T22">if </text:span></text:span></text:p>
            <text:p text:style-name="P20"><text:span text:style-name="Source_20_Text"><text:span text:style-name="T22"/></text:span></text:p>
            <text:p text:style-name="Preformatted_20_Text"><text:bookmark text:name="cb7-3"/><text:span text:style-name="Source_20_Text"><text:span text:style-name="T23">{</text:span></text:span></text:p>
            <text:p text:style-name="Preformatted_20_Text"><text:bookmark text:name="cb7-4"/><text:span text:style-name="Source_20_Text"><text:span text:style-name="T23"><text:s text:c="2"/>cout &lt;&lt; "Letter" &lt;&lt; endl;</text:span></text:span></text:p>
            <text:p text:style-name="Preformatted_20_Text"><text:bookmark text:name="cb7-5"/><text:span text:style-name="Source_20_Text"><text:span text:style-name="T23">}</text:span></text:span></text:p>
            <text:p text:style-name="Preformatted_20_Text"><text:bookmark text:name="cb7-6"/><text:span text:style-name="Source_20_Text"><text:span text:style-name="T23">else</text:span></text:span></text:p>
            <text:p text:style-name="Preformatted_20_Text"><text:bookmark text:name="cb7-7"/><text:span text:style-name="Source_20_Text"><text:span text:style-name="T23">{</text:span></text:span></text:p>
            <text:p text:style-name="Preformatted_20_Text"><text:bookmark text:name="cb7-8"/><text:span text:style-name="Source_20_Text"><text:span text:style-name="T23"><text:s text:c="2"/>cout &lt;&lt; "Not a Letter" &lt;&lt; endl;</text:span></text:span></text:p>
            <text:p text:style-name="P3"><text:bookmark text:name="cb7-9"/><text:span text:style-name="Source_20_Text"><text:span text:style-name="T23">}</text:span></text:span></text:p>
          </table:table-cell>
        </table:table-row>
      </table:table>
      <text:p text:style-name="P7"/>
      <text:p text:style-name="P7"/>
      <text:p text:style-name="P7"/>
      <text:p text:style-name="P7"><text:soft-page-break/></text:p>
      <text:p text:style-name="P9"><text:span text:style-name="T9">The else if</text:span><text:span text:style-name="T10">:</text:span></text:p>
      <text:p text:style-name="P8"/>
      <text:p text:style-name="P8"/>
      <text:p text:style-name="P8"><text:span text:style-name="T24">Goal:</text:span> determine where the value x lies. Options: x is in [0, 1/3], [1/3, 2/3] <text:s/>or [2/3, 1]</text:p>
      <text:p text:style-name="P8"/>
      <table:table table:name="Table4" table:style-name="Table4" table:template-name="Default Style">
        <table:table-column table:style-name="Table4.A"/>
        <table:table-column table:style-name="Table4.B"/>
        <table:table-row table:style-name="TableLine94723917323536">
          <table:table-cell table:style-name="Table4.A1" office:value-type="string">
            <text:p text:style-name="P19"><text:span text:style-name="Source_20_Text"><text:span text:style-name="T13"/></text:span></text:p>
            <text:p text:style-name="P19"><text:span text:style-name="Source_20_Text"><text:span text:style-name="T13"/></text:span></text:p>
            <text:p text:style-name="P19"><text:span text:style-name="Source_20_Text"><text:span text:style-name="T13"/></text:span></text:p>
            <text:p text:style-name="Preformatted_20_Text"><text:bookmark text:name="cb12-3"/><text:span text:style-name="Source_20_Text"><text:span text:style-name="T13"><text:s text:c="2"/></text:span></text:span><text:span text:style-name="Source_20_Text"><text:span text:style-name="T17">cout &lt;&lt; x &lt;&lt; " is in [0,1/3]" &lt;&lt; endl;</text:span></text:span></text:p>
            <text:p text:style-name="Preformatted_20_Text"><text:span text:style-name="Source_20_Text"><text:span text:style-name="T13"/></text:span></text:p>
            <text:p text:style-name="Preformatted_20_Text"><text:span text:style-name="Source_20_Text"><text:span text:style-name="T13"/></text:span></text:p>
            <text:p text:style-name="Preformatted_20_Text"><text:span text:style-name="Source_20_Text"><text:span text:style-name="T13"/></text:span></text:p>
            <text:p text:style-name="Preformatted_20_Text"><text:span text:style-name="Source_20_Text"><text:span text:style-name="T13"/></text:span></text:p>
            <text:p text:style-name="Preformatted_20_Text"><text:bookmark text:name="cb12-9"/><text:span text:style-name="Source_20_Text"><text:span text:style-name="T13"><text:s text:c="4"/></text:span></text:span><text:span text:style-name="Source_20_Text"><text:span text:style-name="T17">cout &lt;&lt; x &lt;&lt; " is in [1/3,2/3]" &lt;&lt; endl;</text:span></text:span></text:p>
            <text:p text:style-name="Preformatted_20_Text"><text:span text:style-name="Source_20_Text"><text:span text:style-name="T13"/></text:span></text:p>
            <text:p text:style-name="Preformatted_20_Text"><text:span text:style-name="Source_20_Text"><text:span text:style-name="T13"/></text:span></text:p>
            <text:p text:style-name="Preformatted_20_Text"><text:span text:style-name="Source_20_Text"><text:span text:style-name="T13"/></text:span></text:p>
            <text:p text:style-name="Preformatted_20_Text"><text:span text:style-name="Source_20_Text"><text:span text:style-name="T13"/></text:span></text:p>
            <text:p text:style-name="Preformatted_20_Text"><text:bookmark text:name="cb12-13"/><text:span text:style-name="Source_20_Text"><text:span text:style-name="T13"><text:s text:c="4"/></text:span></text:span><text:span text:style-name="Source_20_Text"><text:span text:style-name="T17">cout &lt;&lt; x &lt;&lt; " is in [2/3,1]" &lt;&lt; endl;</text:span></text:span></text:p>
            <text:p text:style-name="Preformatted_20_Text"><text:span text:style-name="Source_20_Text"><text:span text:style-name="T13"/></text:span></text:p>
            <text:p text:style-name="Preformatted_20_Text"><text:span text:style-name="Source_20_Text"><text:span text:style-name="T13"/></text:span></text:p>
            <text:p text:style-name="Preformatted_20_Text"><text:span text:style-name="Source_20_Text"><text:span text:style-name="T13"/></text:span></text:p>
          </table:table-cell>
          <table:table-cell table:style-name="Table4.B1" office:value-type="string">
            <text:p text:style-name="P21"><text:span text:style-name="Source_20_Text"><text:span text:style-name="T12"/></text:span></text:p>
          </table:table-cell>
        </table:table-row>
      </table:table>
      <text:p text:style-name="P8"/>
      <text:p text:style-name="P8"/>
      <text:p text:style-name="P25">Problem: Force = mass * acceleration</text:p>
      <text:p text:style-name="P2">/***************************************************</text:p>
      <text:p text:style-name="P1">F = m a Program</text:p>
      <text:p text:style-name="Preformatted_20_Text"/>
      <text:p text:style-name="P1">Write a program that solves for the unknown variable</text:p>
      <text:p text:style-name="P1">in the F = m a equation. <text:s/>The user enters two</text:p>
      <text:p text:style-name="P1">variable = value pairs (e.g "m = 10.0 F = 3.5") and</text:p>
      <text:p text:style-name="P1">the program writes the unknown variable and its</text:p>
      <text:p text:style-name="P1">value ("a = .35" in our example).</text:p>
      <text:p text:style-name="Preformatted_20_Text"/>
      <text:p text:style-name="P1">In this solution, we first sort our variables so</text:p>
      <text:p text:style-name="P1">that var1 is always before var2 in alphabetical</text:p>
      <text:p text:style-name="P1">order, and this makes it easier to figure out which</text:p>
      <text:p text:style-name="P1">variable we're solving for.</text:p>
      <text:p text:style-name="P1">***************************************************/</text:p>
      <text:p text:style-name="Preformatted_20_Text"><text:span text:style-name="Strong_20_Emphasis"><text:span text:style-name="T20"/>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4T16:37:42.042816581</meta:creation-date>
    <dc:date>2022-09-05T19:31:01.873042100</dc:date>
    <meta:editing-duration>PT17M13S</meta:editing-duration>
    <meta:editing-cycles>4</meta:editing-cycles>
    <meta:generator>LibreOffice/6.4.7.2$Linux_X86_64 LibreOffice_project/40$Build-2</meta:generator>
    <meta:document-statistic meta:table-count="4" meta:image-count="0" meta:object-count="0" meta:page-count="2" meta:paragraph-count="59" meta:word-count="275" meta:character-count="1392" meta:non-whitespace-character-count="1082"/>
  </office:meta>
</office:document-meta>
</file>